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127.png" xlink:type="simple" xlink:show="embed" xlink:actuate="onLoad"/></draw:frame></text:p>
          </table:table-cell>
          <table:table-cell table:style-name="Table1.B1" office:value-type="string">
            <text:h text:style-name="P8" text:outline-level="1">Импульсная функция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12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<text:span text:style-name="T2">возвращает</text:span> на выходе импульс заданной длительности при выполнении указанного условия на вхде блока. Амплитуда импульса равна:</text:p>
            <text:p text:style-name="P4"><draw:frame draw:style-name="fr3" draw:name="Объект1" text:anchor-type="as-char" svg:width="2.826cm" svg:height="1.36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3">где <draw:frame draw:style-name="fr3" draw:name="Объект2" text:anchor-type="as-char" svg:width="0.559cm" svg:height="0.437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длительность импульса для <text:span text:style-name="T1">i-</text:span><text:span text:style-name="T2">ого элемента выходного вектора,</text:span><text:span text:style-name="T2"><draw:frame draw:style-name="fr3" draw:name="Объект4" text:anchor-type="as-char" svg:width="1.182cm" svg:height="0.62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– элемент выходного </text:span><text:span text:style-name="T3">векторного</text:span><text:span text:style-name="T2"> сигнала</text:span>. <text:span text:style-name="T2">Таким образом, интеграл от значения одного импульса (за время, равное его длительности) равен единице.</text:span></text:p>
            <text:p text:style-name="P2"><text:span text:style-name="T6">Свойства</text:span><text:span text:style-name="T7">:</text:span></text:p>
            <text:list xml:id="list7606037093105709274" text:style-name="L1">
              <text:list-item>
                <text:p text:style-name="P9">Условие срабатывания – условие, при выполнении которого на выходе формируется импульс. Варианты условия: вход изменён, вход возрастает, вход убывает, вход ненулевой.</text:p>
              </text:list-item>
              <text:list-item>
                <text:p text:style-name="P9">Вектор длительности импульсов – вектор длительностей импульсов<draw:frame draw:style-name="fr3" draw:name="Объект3" text:anchor-type="as-char" svg:width="3.381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для каждого элемента выходного вектора.</text:p>
              </text:list-item>
              <text:list-item>
                <text:p text:style-name="P9">Вектор значений нейтрального состояния – значения выходных элементов, когда условие не выполнено.</text:p>
              </text:list-item>
            </text:list>
            <text:p text:style-name="P5"><text:span text:style-name="T4">Примечание:</text:span> по умолчанию блок реализует импульсную функцию для <text:span text:style-name="T5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ая функция</dc:title>
    <dc:date>2014-12-09T11:03:41.20</dc:date>
    <meta:generator>OpenOffice/4.1.1$Win32 OpenOffice.org_project/411m6$Build-9775</meta:generator>
    <meta:editing-duration>PT5H51M6S</meta:editing-duration>
    <meta:editing-cycles>129</meta:editing-cycles>
    <meta:document-statistic meta:table-count="1" meta:image-count="2" meta:object-count="4" meta:page-count="1" meta:paragraph-count="14" meta:word-count="115" meta:character-count="86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enced open="∣" close="∣">
          <mrow>
            <msub>
              <mi>y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=</mo>
        <mfrac>
          <mrow>
            <mn>1</mn>
          </mrow>
          <mrow>
            <msub>
              <mo stretchy="false">τ</mo>
              <mi>i</mi>
            </msub>
          </mrow>
        </mfrac>
      </mrow>
    </mrow>
    <annotation encoding="StarMath 5.0">abs{y_i(t)} = {1} over {%tau_i}</annotation>
  </semantics>
</math>
</file>

<file path=Object 2/content.xml><?xml version="1.0" encoding="utf-8"?>
<math xmlns="http://www.w3.org/1998/Math/MathML">
  <semantics>
    <mrow>
      <msub>
        <mo stretchy="false">τ</mo>
        <mi>i</mi>
      </msub>
    </mrow>
    <annotation encoding="StarMath 5.0">%tau_i</annotation>
  </semantics>
</math>
</file>

<file path=Object 3/content.xml><?xml version="1.0" encoding="utf-8"?>
<math xmlns="http://www.w3.org/1998/Math/MathML">
  <semantics>
    <mrow>
      <mrow>
        <mover accent="true">
          <mrow>
            <mo stretchy="false">τ</mo>
          </mrow>
          <mo stretchy="false">⃗</mo>
        </mover>
        <mo stretchy="false">=</mo>
        <mrow>
          <mo stretchy="false">[</mo>
          <mrow>
            <msub>
              <mo stretchy="false">τ</mo>
              <mn>1,</mn>
            </msub>
            <mi/>
            <msub>
              <mo stretchy="false">τ</mo>
              <mn>2,</mn>
            </msub>
            <mn>...</mn>
            <msub>
              <mo stretchy="false">τ</mo>
              <mi>n</mi>
            </msub>
          </mrow>
          <mo stretchy="false">]</mo>
        </mrow>
      </mrow>
    </mrow>
    <annotation encoding="StarMath 5.0">vec{%tau} = [%tau_1,~%tau_2,...%tau_n]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